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0a51" officeooo:paragraph-rsid="00200a5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00a51" officeooo:paragraph-rsid="00200a5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00a51" officeooo:paragraph-rsid="00200a5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200a51" officeooo:paragraph-rsid="00200a51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200a51" officeooo:paragraph-rsid="00200a51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5ab614" officeooo:paragraph-rsid="005ab614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200a51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4415a9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d1d341" officeooo:paragraph-rsid="00d1d341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paragraph-rsid="004415a9"/>
    </style:style>
    <style:style style:name="P14" style:family="paragraph" style:parent-style-name="Text_20_body">
      <style:text-properties officeooo:paragraph-rsid="005ab614"/>
    </style:style>
    <style:style style:name="P15" style:family="paragraph" style:parent-style-name="Text_20_body">
      <style:paragraph-properties fo:text-align="end" style:justify-single-word="false"/>
      <style:text-properties style:text-underline-style="solid" style:text-underline-width="auto" style:text-underline-color="font-color" officeooo:paragraph-rsid="005ab614"/>
    </style:style>
    <style:style style:name="P16" style:family="paragraph" style:parent-style-name="Standard" style:master-page-name="">
      <loext:graphic-properties draw:fill="none"/>
      <style:paragraph-properties fo:margin-left="0.6866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03485f4" officeooo:paragraph-rsid="00c03dd7" style:font-size-asian="12.25pt" style:font-weight-asian="normal" style:font-size-complex="14pt" style:font-weight-complex="normal"/>
    </style:style>
    <style:style style:name="P17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fo:background-color="transparent">
        <style:tab-stops/>
      </style:paragraph-properties>
      <style:text-properties style:font-name="Liberation Serif" fo:font-size="14pt" fo:font-weight="normal" officeooo:rsid="00b3b4fc" officeooo:paragraph-rsid="00b6d15c" style:font-size-asian="12.25pt" style:font-weight-asian="normal" style:font-size-complex="14pt" style:font-weight-complex="normal"/>
    </style:style>
    <style:style style:name="P18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fo:background-color="transparent">
        <style:tab-stops>
          <style:tab-stop style:position="0.4689in"/>
        </style:tab-stops>
      </style:paragraph-properties>
      <style:text-properties officeooo:paragraph-rsid="00e24329"/>
    </style:style>
    <style:style style:name="P19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8e6e8" officeooo:paragraph-rsid="014d610a" style:font-size-asian="14pt" style:font-size-complex="14pt"/>
    </style:style>
    <style:style style:name="P20" style:family="paragraph" style:parent-style-name="Standard" style:master-page-name="">
      <loext:graphic-properties draw:fill="none"/>
      <style:paragraph-properties fo:margin-left="0.75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1b644a" officeooo:paragraph-rsid="011dc429" style:font-size-asian="12.25pt" style:font-weight-asian="normal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.75in" fo:margin-right="0in" fo:line-height="100%" fo:text-align="start" style:justify-single-word="false" fo:text-indent="0in" style:auto-text-indent="false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34aa79" officeooo:paragraph-rsid="0134aa79" style:font-size-asian="12.25pt" style:font-weight-asian="normal" style:font-size-complex="14pt" style:font-weight-complex="normal"/>
    </style:style>
    <style:style style:name="P24" style:family="paragraph" style:parent-style-name="Text_20_body" style:master-page-name="">
      <loext:graphic-properties draw:fill="none"/>
      <style:paragraph-properties fo:margin-left="1.0618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54da9" officeooo:paragraph-rsid="00b54da9" style:font-size-asian="12.25pt" style:font-size-complex="14pt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normal" officeooo:rsid="002a4141" officeooo:paragraph-rsid="006bdf5a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fo:font-weight="normal" officeooo:rsid="002e28f3" officeooo:paragraph-rsid="006bdf5a" style:font-size-asian="14pt" style:font-weight-asian="normal" style:font-size-complex="14pt" style:font-weight-complex="normal"/>
    </style:style>
    <style:style style:name="P30" style:family="paragraph" style:parent-style-name="Standard" style:list-style-name="L15">
      <style:paragraph-properties fo:text-align="start" style:justify-single-word="false"/>
      <style:text-properties fo:font-size="14pt" officeooo:rsid="00b99eff" officeooo:paragraph-rsid="0109b9ee" style:font-size-asian="12.25pt" style:font-size-complex="14pt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2e28f3"/>
    </style:style>
    <style:style style:name="P32" style:family="paragraph" style:parent-style-name="Standard" style:list-style-name="L10">
      <style:paragraph-properties fo:text-align="start" style:justify-single-word="false"/>
      <style:text-properties officeooo:paragraph-rsid="00b994c8"/>
    </style:style>
    <style:style style:name="P33" style:family="paragraph" style:parent-style-name="Standard" style:list-style-name="L15">
      <style:paragraph-properties fo:text-align="start" style:justify-single-word="false"/>
      <style:text-properties officeooo:paragraph-rsid="00f3498b"/>
    </style:style>
    <style:style style:name="P34" style:family="paragraph" style:parent-style-name="Standard" style:list-style-name="L13">
      <style:paragraph-properties fo:text-align="start" style:justify-single-word="false"/>
      <style:text-properties officeooo:paragraph-rsid="00b8e6e8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07ab6" officeooo:paragraph-rsid="00507ab6" style:font-size-asian="12.25pt" style:font-weight-asian="normal" style:font-size-complex="14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b04dd5" officeooo:paragraph-rsid="00b04dd5" style:font-size-asian="12.25pt" style:font-weight-asian="normal" style:font-size-complex="14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ab614" officeooo:paragraph-rsid="005ab614" style:font-size-asian="12.25pt" style:font-weight-asian="normal" style:font-size-complex="14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5ab614" officeooo:paragraph-rsid="008c8482" style:font-size-asian="12.25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2d37f8" officeooo:paragraph-rsid="002d37f8" style:font-size-asian="12.25pt" style:font-weight-asian="normal" style:font-size-complex="14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577980" officeooo:paragraph-rsid="008c8482" style:font-size-asian="12.25pt" style:font-weight-asian="normal" style:font-size-complex="14pt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2f1463" officeooo:paragraph-rsid="008c8482" style:font-size-asian="12.25pt" style:font-weight-asian="normal" style:font-size-complex="14pt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63b75c" officeooo:paragraph-rsid="008c8482" style:font-size-asian="12.25pt" style:font-weight-asian="normal" style:font-size-complex="14pt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e9fc68" officeooo:paragraph-rsid="00e9fc68" style:font-size-asian="12.25pt" style:font-weight-asian="normal" style:font-size-complex="14pt" style:font-weight-complex="normal"/>
    </style:style>
    <style:style style:name="P47" style:family="paragraph" style:parent-style-name="Standard" style:list-style-name="L10">
      <style:paragraph-properties fo:text-align="start" style:justify-single-word="false"/>
      <style:text-properties style:font-name="Liberation Serif" fo:font-size="14pt" fo:font-weight="normal" officeooo:rsid="00b994c8" officeooo:paragraph-rsid="00b994c8" style:font-size-asian="12.25pt" style:font-weight-asian="normal" style:font-size-complex="14pt" style:font-weight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style:font-name="Liberation Serif" fo:font-size="14pt" fo:font-weight="normal" officeooo:rsid="003bcca1" officeooo:paragraph-rsid="01522899" style:font-size-asian="12.25pt" style:font-weight-asian="normal" style:font-size-complex="14pt" style:font-weight-complex="normal"/>
    </style:style>
    <style:style style:name="P49" style:family="paragraph" style:parent-style-name="Standard" style:list-style-name="L10">
      <style:paragraph-properties fo:text-align="start" style:justify-single-word="false"/>
      <style:text-properties style:font-name="Liberation Serif" fo:font-size="14pt" fo:font-weight="normal" officeooo:rsid="0037faaf" officeooo:paragraph-rsid="00b994c8" style:font-size-asian="12.25pt" style:font-weight-asian="normal" style:font-size-complex="14pt" style:font-weight-complex="normal"/>
    </style:style>
    <style:style style:name="P50" style:family="paragraph" style:parent-style-name="Standard" style:list-style-name="L14">
      <style:paragraph-properties fo:text-align="start" style:justify-single-word="false"/>
      <style:text-properties style:font-name="Liberation Serif" fo:font-size="14pt" fo:font-weight="normal" officeooo:rsid="00e53e96" officeooo:paragraph-rsid="00e53e96" style:font-size-asian="12.25pt" style:font-weight-asian="normal" style:font-size-complex="14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2.25pt" style:font-weight-asian="normal" style:font-size-complex="14pt" style:font-weight-complex="normal"/>
    </style:style>
    <style:style style:name="P52" style:family="paragraph" style:parent-style-name="Standard" style:list-style-name="L16">
      <style:paragraph-properties fo:line-height="100%" fo:text-align="start" style:justify-single-word="false"/>
      <style:text-properties style:font-name="Liberation Serif" fo:font-size="14pt" fo:font-weight="normal" officeooo:rsid="00c270d0" officeooo:paragraph-rsid="00c270d0" style:font-size-asian="12.25pt" style:font-weight-asian="normal" style:font-size-complex="14pt" style:font-weight-complex="normal"/>
    </style:style>
    <style:style style:name="P53" style:family="paragraph" style:parent-style-name="Standard" style:list-style-name="L17">
      <style:paragraph-properties fo:line-height="100%" fo:text-align="start" style:justify-single-word="false"/>
      <style:text-properties style:font-name="Liberation Serif" fo:font-size="14pt" fo:font-weight="normal" officeooo:rsid="00c3b985" officeooo:paragraph-rsid="00c3b985" style:font-size-asian="12.25pt" style:font-weight-asian="normal" style:font-size-complex="14pt" style:font-weight-complex="normal"/>
    </style:style>
    <style:style style:name="P54" style:family="paragraph" style:parent-style-name="Standard" style:list-style-name="L17">
      <style:paragraph-properties fo:line-height="100%" fo:text-align="start" style:justify-single-word="false"/>
      <style:text-properties style:font-name="Liberation Serif" fo:font-size="14pt" fo:font-weight="normal" officeooo:rsid="015fdd5f" officeooo:paragraph-rsid="015fdd5f" style:font-size-asian="12.25pt" style:font-weight-asian="normal" style:font-size-complex="14pt" style:font-weight-complex="normal"/>
    </style:style>
    <style:style style:name="P55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136e74b" officeooo:paragraph-rsid="0136e74b" style:font-size-asian="12.25pt" style:font-weight-asian="normal" style:font-size-complex="14pt" style:font-weight-complex="normal"/>
    </style:style>
    <style:style style:name="P56" style:family="paragraph" style:parent-style-name="Standard" style:list-style-name="L19">
      <style:paragraph-properties fo:line-height="100%" fo:text-align="start" style:justify-single-word="false"/>
      <style:text-properties style:font-name="Liberation Serif" fo:font-size="14pt" fo:font-weight="normal" officeooo:rsid="003e527f" officeooo:paragraph-rsid="00f576db" style:font-size-asian="12.25pt" style:font-weight-asian="normal" style:font-size-complex="14pt" style:font-weight-complex="normal"/>
    </style:style>
    <style:style style:name="P57" style:family="paragraph" style:parent-style-name="Standard" style:list-style-name="L20">
      <style:paragraph-properties fo:text-align="start" style:justify-single-word="false"/>
      <style:text-properties style:font-name="Liberation Serif" fo:font-size="14pt" fo:font-weight="normal" officeooo:rsid="00b54da9" officeooo:paragraph-rsid="00b54da9" style:font-size-asian="12.25pt" style:font-weight-asian="normal" style:font-size-complex="14pt" style:font-weight-complex="normal"/>
    </style:style>
    <style:style style:name="P58" style:family="paragraph" style:parent-style-name="Standard" style:list-style-name="L20">
      <style:paragraph-properties fo:text-align="start" style:justify-single-word="false"/>
      <style:text-properties style:font-name="Liberation Serif" fo:font-size="14pt" fo:font-weight="normal" officeooo:rsid="00d75479" officeooo:paragraph-rsid="00d75479" style:font-size-asian="12.25pt" style:font-weight-asian="normal" style:font-size-complex="14pt" style:font-weight-complex="normal"/>
    </style:style>
    <style:style style:name="P59" style:family="paragraph" style:parent-style-name="Standard" style:list-style-name="L21">
      <style:paragraph-properties fo:text-align="start" style:justify-single-word="false"/>
      <style:text-properties style:font-name="Liberation Serif" fo:font-size="14pt" fo:font-weight="normal" officeooo:rsid="00ce0aa8" officeooo:paragraph-rsid="013dbcf6" style:font-size-asian="12.25pt" style:font-weight-asian="normal" style:font-size-complex="14pt" style:font-weight-complex="normal"/>
    </style:style>
    <style:style style:name="P60" style:family="paragraph" style:parent-style-name="Standard" style:list-style-name="L22">
      <style:paragraph-properties fo:line-height="100%" fo:text-align="start" style:justify-single-word="false"/>
      <style:text-properties style:font-name="Liberation Serif" fo:font-size="14pt" fo:font-weight="normal" officeooo:rsid="003e16f4" officeooo:paragraph-rsid="011b644a" style:font-size-asian="12.25pt" style:font-weight-asian="normal" style:font-size-complex="14pt" style:font-weight-complex="normal"/>
    </style:style>
    <style:style style:name="P61" style:family="paragraph" style:parent-style-name="Standard" style:list-style-name="L22">
      <style:paragraph-properties fo:line-height="100%" fo:text-align="start" style:justify-single-word="false"/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62" style:family="paragraph" style:parent-style-name="Standard" style:list-style-name="L24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63" style:family="paragraph" style:parent-style-name="Standard" style:list-style-name="L22">
      <style:paragraph-properties fo:line-height="100%" fo:text-align="start" style:justify-single-word="false"/>
      <style:text-properties style:font-name="Liberation Serif" fo:font-size="14pt" fo:font-weight="normal" officeooo:rsid="00b6d15c" officeooo:paragraph-rsid="011b644a" style:font-size-asian="12.25pt" style:font-weight-asian="normal" style:font-size-complex="14pt" style:font-weight-complex="normal"/>
    </style:style>
    <style:style style:name="P64" style:family="paragraph" style:parent-style-name="Standard" style:list-style-name="L22">
      <style:paragraph-properties fo:text-align="start" style:justify-single-word="false"/>
      <style:text-properties style:font-name="Liberation Serif" fo:font-size="14pt" fo:font-weight="normal" officeooo:rsid="00bdad00" officeooo:paragraph-rsid="01149baf" style:font-size-asian="12.25pt" style:font-weight-asian="normal" style:font-size-complex="14pt" style:font-weight-complex="normal"/>
    </style:style>
    <style:style style:name="P65" style:family="paragraph" style:parent-style-name="Standard" style:list-style-name="L22">
      <style:paragraph-properties fo:text-align="start" style:justify-single-word="false"/>
      <style:text-properties style:font-name="Liberation Serif" fo:font-size="14pt" fo:font-weight="normal" officeooo:rsid="012729b2" officeooo:paragraph-rsid="00b6d15c" style:font-size-asian="12.25pt" style:font-weight-asian="normal" style:font-size-complex="14pt" style:font-weight-complex="normal"/>
    </style:style>
    <style:style style:name="P66" style:family="paragraph" style:parent-style-name="Standard" style:list-style-name="L22">
      <style:paragraph-properties fo:text-align="start" style:justify-single-word="false"/>
      <style:text-properties style:font-name="Liberation Serif" fo:font-size="14pt" fo:font-weight="normal" officeooo:rsid="0115595f" officeooo:paragraph-rsid="0117022c" style:font-size-asian="12.25pt" style:font-weight-asian="normal" style:font-size-complex="14pt" style:font-weight-complex="normal"/>
    </style:style>
    <style:style style:name="P67" style:family="paragraph" style:parent-style-name="Standard" style:list-style-name="L22">
      <style:paragraph-properties fo:text-align="start" style:justify-single-word="false"/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68" style:family="paragraph" style:parent-style-name="Standard" style:list-style-name="L25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161e16d" officeooo:paragraph-rsid="0161e16d" style:font-size-asian="12.25pt" style:font-weight-asian="normal" style:font-size-complex="14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4f4042" officeooo:paragraph-rsid="006f0339" style:font-size-asian="14pt" style:font-weight-asian="normal" style:font-size-complex="14pt" style:font-weight-complex="normal"/>
    </style:style>
    <style:style style:name="P72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Liberation Serif" fo:font-size="14pt" fo:font-weight="normal" officeooo:rsid="013c161b" officeooo:paragraph-rsid="013c161b" style:font-size-asian="14pt" style:font-weight-asian="normal" style:font-size-complex="14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3a3488" style:font-size-asian="14pt" style:font-weight-asian="normal" style:font-size-complex="14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4pt" style:font-weight-asian="normal" style:font-size-complex="14pt" style:font-weight-complex="normal"/>
    </style:style>
    <style:style style:name="P75" style:family="paragraph" style:parent-style-name="Standard" style:list-style-name="L1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58a7ba" officeooo:paragraph-rsid="006f0339" style:font-size-asian="14pt" style:font-weight-asian="normal" style:font-size-complex="14pt" style:font-weight-complex="normal"/>
    </style:style>
    <style:style style:name="P76" style:family="paragraph" style:parent-style-name="Standard" style:list-style-name="L1">
      <loext:graphic-properties draw:fill="none"/>
      <style:paragraph-properties fo:margin-left="1in" fo:margin-right="0in" fo:text-align="start" style:justify-single-word="false" fo:text-indent="-0.25in" style:auto-text-indent="false" fo:background-color="transparent"/>
      <style:text-properties style:font-name="Liberation Serif" fo:font-size="14pt" fo:font-weight="normal" officeooo:rsid="013934b6" officeooo:paragraph-rsid="013934b6" style:font-size-asian="14pt" style:font-weight-asian="normal" style:font-size-complex="14pt" style:font-weight-complex="normal"/>
    </style:style>
    <style:style style:name="P77" style:family="paragraph" style:parent-style-name="Standard" style:list-style-name="L4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13c161b"/>
    </style:style>
    <style:style style:name="P78" style:family="paragraph" style:parent-style-name="Standard" style:list-style-name="L23" style:master-page-name="">
      <loext:graphic-properties draw:fill="none"/>
      <style:paragraph-properties fo:text-align="start" style:justify-single-word="false" style:page-number="auto" fo:background-color="transparent">
        <style:tab-stops/>
      </style:paragraph-properties>
      <style:text-properties style:font-name="Liberation Serif" fo:font-size="14pt" fo:font-weight="normal" officeooo:rsid="0115595f" officeooo:paragraph-rsid="0121024a" style:font-size-asian="12.25pt" style:font-weight-asian="normal" style:font-size-complex="14pt" style:font-weight-complex="normal"/>
    </style:style>
    <style:style style:name="P79" style:family="paragraph" style:parent-style-name="Standard" style:list-style-name="L12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3c3072" officeooo:paragraph-rsid="00d056bf" style:font-size-asian="12.25pt" style:font-weight-asian="normal" style:font-size-complex="14pt" style:font-weight-complex="normal"/>
    </style:style>
    <style:style style:name="P80" style:family="paragraph" style:parent-style-name="Standard" style:list-style-name="L22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81" style:family="paragraph" style:parent-style-name="Standard" style:list-style-name="L26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82" style:family="paragraph" style:parent-style-name="Standard" style:list-style-name="L26" style:master-page-name="">
      <loext:graphic-properties draw:fill="none"/>
      <style:paragraph-properties fo:margin-left="1.2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83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fo:background-color="transparent">
        <style:tab-stops/>
      </style:paragraph-properties>
      <style:text-properties fo:font-size="14pt" officeooo:rsid="00b3b4fc" officeooo:paragraph-rsid="00d33551" style:font-size-asian="12.25pt" style:font-size-complex="14pt"/>
    </style:style>
    <style:style style:name="P84" style:family="paragraph" style:parent-style-name="Heading_20_1">
      <style:text-properties officeooo:paragraph-rsid="005ab614"/>
    </style:style>
    <style:style style:name="P85" style:family="paragraph" style:parent-style-name="Heading_20_1">
      <style:text-properties officeooo:rsid="005ab614" officeooo:paragraph-rsid="005ab614"/>
    </style:style>
    <style:style style:name="P86" style:family="paragraph" style:parent-style-name="Heading_20_1">
      <style:text-properties officeooo:paragraph-rsid="004f4042"/>
    </style:style>
    <style:style style:name="P87" style:family="paragraph" style:parent-style-name="Heading_20_2">
      <style:text-properties officeooo:rsid="00c03dd7" officeooo:paragraph-rsid="00c03dd7"/>
    </style:style>
    <style:style style:name="P88" style:family="paragraph" style:parent-style-name="Heading_20_2">
      <style:text-properties officeooo:paragraph-rsid="00bca994"/>
    </style:style>
    <style:style style:name="P89" style:family="paragraph" style:parent-style-name="Heading_20_2">
      <style:text-properties officeooo:rsid="00b768eb" officeooo:paragraph-rsid="00b768eb"/>
    </style:style>
    <style:style style:name="P90" style:family="paragraph" style:parent-style-name="Heading_20_2">
      <style:text-properties officeooo:rsid="007169fa" officeooo:paragraph-rsid="007169fa"/>
    </style:style>
    <style:style style:name="P91" style:family="paragraph" style:parent-style-name="Heading_20_2">
      <style:text-properties officeooo:rsid="00b1d227" officeooo:paragraph-rsid="00c41e12"/>
    </style:style>
    <style:style style:name="P92" style:family="paragraph" style:parent-style-name="Heading_20_2" style:master-page-name="">
      <style:paragraph-properties style:page-number="auto"/>
    </style:style>
    <style:style style:name="P93" style:family="paragraph" style:parent-style-name="Heading_20_2" style:master-page-name="">
      <style:paragraph-properties style:page-number="auto"/>
      <style:text-properties officeooo:rsid="00b1d227" officeooo:paragraph-rsid="00c41e12"/>
    </style:style>
    <style:style style:name="P94" style:family="paragraph" style:parent-style-name="Heading_20_2" style:master-page-name="">
      <style:paragraph-properties style:page-number="auto"/>
      <style:text-properties officeooo:rsid="00b36300" officeooo:paragraph-rsid="00b6d15c"/>
    </style:style>
    <style:style style:name="T1" style:family="text">
      <style:text-properties style:font-name="Liberation Serif" fo:font-size="14pt" fo:font-weight="normal" officeooo:rsid="002b7649" style:font-size-asian="12.25pt" style:font-weight-asian="normal" style:font-size-complex="14pt" style:font-weight-complex="normal"/>
    </style:style>
    <style:style style:name="T2" style:family="text">
      <style:text-properties style:font-name="Liberation Serif" fo:font-size="14pt" fo:font-weight="normal" officeooo:rsid="002e28f3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2f1463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3bcca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4165bf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6bdf5a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79dc91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3c3072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b99eff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c270d0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d056bf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bb3353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0f303cb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f3498b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10e54e4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030ff0f" style:font-size-asian="12.25pt" style:font-weight-asian="normal" style:font-size-complex="14pt" style:font-weight-complex="normal"/>
    </style:style>
    <style:style style:name="T17" style:family="text">
      <style:text-properties style:font-name="Liberation Serif" fo:font-size="14pt" fo:font-weight="normal" officeooo:rsid="00b8e6e8" style:font-size-asian="12.25pt" style:font-weight-asian="normal" style:font-size-complex="14pt" style:font-weight-complex="normal"/>
    </style:style>
    <style:style style:name="T18" style:family="text">
      <style:text-properties style:font-name="Liberation Serif" fo:font-size="14pt" fo:font-weight="normal" officeooo:rsid="013c161b" style:font-size-asian="14pt" style:font-weight-asian="normal" style:font-size-complex="14pt" style:font-weight-complex="normal"/>
    </style:style>
    <style:style style:name="T19" style:family="text">
      <style:text-properties style:font-name="Liberation Serif" fo:font-size="14pt" fo:font-style="italic" fo:font-weight="normal" officeooo:rsid="00217a90" style:font-size-asian="12.25pt" style:font-style-asian="italic" style:font-weight-asian="normal" style:font-size-complex="14pt" style:font-style-complex="italic" style:font-weight-complex="normal"/>
    </style:style>
    <style:style style:name="T20" style:family="text">
      <style:text-properties style:font-name="Liberation Serif" fo:font-size="14pt" fo:font-style="italic" fo:font-weight="normal" officeooo:rsid="004415a9" style:font-size-asian="12.25pt" style:font-style-asian="italic" style:font-weight-asian="normal" style:font-size-complex="14pt" style:font-style-complex="italic" style:font-weight-complex="normal"/>
    </style:style>
    <style:style style:name="T21" style:family="text">
      <style:text-properties style:font-name="Liberation Serif" fo:font-size="14pt" fo:font-style="italic" fo:font-weight="normal" officeooo:rsid="00577980" style:font-size-asian="12.25pt" style:font-style-asian="italic" style:font-weight-asian="normal" style:font-size-complex="14pt" style:font-style-complex="italic" style:font-weight-complex="normal"/>
    </style:style>
    <style:style style:name="T22" style:family="text">
      <style:text-properties style:font-name="Liberation Serif" fo:font-weight="normal" style:font-weight-asian="normal" style:font-weight-complex="normal"/>
    </style:style>
    <style:style style:name="T23" style:family="text">
      <style:text-properties style:font-name="Liberation Serif" fo:font-weight="normal" officeooo:rsid="00c8dc26" style:font-weight-asian="normal" style:font-weight-complex="normal"/>
    </style:style>
    <style:style style:name="T24" style:family="text">
      <style:text-properties style:font-name="Liberation Serif" fo:font-weight="normal" officeooo:rsid="00f24605" style:font-weight-asian="normal" style:font-weight-complex="normal"/>
    </style:style>
    <style:style style:name="T25" style:family="text">
      <style:text-properties style:font-name="Liberation Serif" fo:font-weight="normal" officeooo:rsid="0130057d" style:font-weight-asian="normal" style:font-weight-complex="normal"/>
    </style:style>
    <style:style style:name="T26" style:family="text">
      <style:text-properties style:font-name="Liberation Serif" fo:font-weight="normal" officeooo:rsid="003a3488" style:font-size-asian="12.25pt" style:font-weight-asian="normal" style:font-weight-complex="normal"/>
    </style:style>
    <style:style style:name="T27" style:family="text">
      <style:text-properties style:font-name="Liberation Serif" fo:font-weight="normal" officeooo:rsid="00b99eff" style:font-size-asian="12.25pt" style:font-weight-asian="normal" style:font-weight-complex="normal"/>
    </style:style>
    <style:style style:name="T28" style:family="text">
      <style:text-properties style:font-name="Liberation Serif" fo:font-weight="normal" officeooo:rsid="014db5ba" style:font-size-asian="12.25pt" style:font-weight-asian="normal" style:font-weight-complex="normal"/>
    </style:style>
    <style:style style:name="T29" style:family="text">
      <style:text-properties officeooo:rsid="002e28f3"/>
    </style:style>
    <style:style style:name="T30" style:family="text">
      <style:text-properties officeooo:rsid="002f1463"/>
    </style:style>
    <style:style style:name="T31" style:family="text">
      <style:text-properties officeooo:rsid="0035a9d3"/>
    </style:style>
    <style:style style:name="T32" style:family="text">
      <style:text-properties style:font-size-asian="12.25pt"/>
    </style:style>
    <style:style style:name="T33" style:family="text">
      <style:text-properties officeooo:rsid="003c3072"/>
    </style:style>
    <style:style style:name="T34" style:family="text">
      <style:text-properties officeooo:rsid="004165bf"/>
    </style:style>
    <style:style style:name="T35" style:family="text">
      <style:text-properties officeooo:rsid="004f4042"/>
    </style:style>
    <style:style style:name="T36" style:family="text">
      <style:text-properties officeooo:rsid="00507ab6"/>
    </style:style>
    <style:style style:name="T37" style:family="text">
      <style:text-properties officeooo:rsid="0058a7ba"/>
    </style:style>
    <style:style style:name="T38" style:family="text">
      <style:text-properties officeooo:rsid="005ab614"/>
    </style:style>
    <style:style style:name="T39" style:family="text">
      <style:text-properties officeooo:rsid="00508ac7" style:font-size-asian="14pt"/>
    </style:style>
    <style:style style:name="T40" style:family="text">
      <style:text-properties officeooo:rsid="005ab614" style:font-size-asian="14pt"/>
    </style:style>
    <style:style style:name="T41" style:family="text">
      <style:text-properties officeooo:rsid="005e9e04" style:font-size-asian="14pt"/>
    </style:style>
    <style:style style:name="T42" style:family="text">
      <style:text-properties officeooo:rsid="007b4c94" style:font-size-asian="14pt"/>
    </style:style>
    <style:style style:name="T43" style:family="text">
      <style:text-properties officeooo:rsid="00928250" style:font-size-asian="14pt"/>
    </style:style>
    <style:style style:name="T44" style:family="text">
      <style:text-properties officeooo:rsid="0093c7ec" style:font-size-asian="14pt"/>
    </style:style>
    <style:style style:name="T45" style:family="text">
      <style:text-properties officeooo:rsid="00e89b12" style:font-size-asian="14pt"/>
    </style:style>
    <style:style style:name="T46" style:family="text">
      <style:text-properties officeooo:rsid="005cfa30"/>
    </style:style>
    <style:style style:name="T47" style:family="text">
      <style:text-properties officeooo:rsid="0063b75c"/>
    </style:style>
    <style:style style:name="T48" style:family="text">
      <style:text-properties officeooo:rsid="006f367c"/>
    </style:style>
    <style:style style:name="T49" style:family="text">
      <style:text-properties officeooo:rsid="007169fa"/>
    </style:style>
    <style:style style:name="T50" style:family="text">
      <style:text-properties officeooo:rsid="007e31f3"/>
    </style:style>
    <style:style style:name="T51" style:family="text">
      <style:text-properties officeooo:rsid="007f9111"/>
    </style:style>
    <style:style style:name="T52" style:family="text">
      <style:text-properties officeooo:rsid="008eda8f"/>
    </style:style>
    <style:style style:name="T53" style:family="text">
      <style:text-properties officeooo:rsid="009ce42c"/>
    </style:style>
    <style:style style:name="T54" style:family="text">
      <style:text-properties officeooo:rsid="00a0b450"/>
    </style:style>
    <style:style style:name="T55" style:family="text">
      <style:text-properties officeooo:rsid="00a16e26"/>
    </style:style>
    <style:style style:name="T56" style:family="text">
      <style:text-properties officeooo:rsid="00a8fad7"/>
    </style:style>
    <style:style style:name="T57" style:family="text">
      <style:text-properties officeooo:rsid="00ad3884"/>
    </style:style>
    <style:style style:name="T58" style:family="text">
      <style:text-properties officeooo:rsid="00b04dd5"/>
    </style:style>
    <style:style style:name="T59" style:family="text">
      <style:text-properties officeooo:rsid="00b0c8fb"/>
    </style:style>
    <style:style style:name="T60" style:family="text">
      <style:text-properties officeooo:rsid="00b2e185"/>
    </style:style>
    <style:style style:name="T61" style:family="text">
      <style:text-properties officeooo:rsid="00b39f8b"/>
    </style:style>
    <style:style style:name="T62" style:family="text">
      <style:text-properties fo:font-size="14pt" officeooo:rsid="00b39f8b" style:font-size-asian="12.25pt" style:font-size-complex="14pt"/>
    </style:style>
    <style:style style:name="T63" style:family="text">
      <style:text-properties fo:font-size="14pt" officeooo:rsid="00b3b4fc" style:font-size-asian="12.25pt" style:font-size-complex="14pt"/>
    </style:style>
    <style:style style:name="T64" style:family="text">
      <style:text-properties fo:font-size="14pt" officeooo:rsid="00bc886d" style:font-size-asian="12.25pt" style:font-size-complex="14pt"/>
    </style:style>
    <style:style style:name="T65" style:family="text">
      <style:text-properties fo:font-size="14pt" officeooo:rsid="00c41e12" style:font-size-asian="12.25pt" style:font-size-complex="14pt"/>
    </style:style>
    <style:style style:name="T66" style:family="text">
      <style:text-properties fo:font-size="14pt" officeooo:rsid="00c50a67" style:font-size-asian="12.25pt" style:font-size-complex="14pt"/>
    </style:style>
    <style:style style:name="T67" style:family="text">
      <style:text-properties fo:font-size="14pt" officeooo:rsid="00dfa8ca" style:font-size-asian="12.25pt" style:font-size-complex="14pt"/>
    </style:style>
    <style:style style:name="T68" style:family="text">
      <style:text-properties fo:font-size="14pt" officeooo:rsid="00e15aaa" style:font-size-asian="12.25pt" style:font-size-complex="14pt"/>
    </style:style>
    <style:style style:name="T69" style:family="text">
      <style:text-properties fo:font-size="14pt" officeooo:rsid="00e24329" style:font-size-asian="12.25pt" style:font-size-complex="14pt"/>
    </style:style>
    <style:style style:name="T70" style:family="text">
      <style:text-properties fo:font-size="14pt" officeooo:rsid="01566d52" style:font-size-asian="12.25pt" style:font-size-complex="14pt"/>
    </style:style>
    <style:style style:name="T71" style:family="text">
      <style:text-properties fo:font-size="14pt" officeooo:rsid="0157ecd4" style:font-size-asian="12.25pt" style:font-size-complex="14pt"/>
    </style:style>
    <style:style style:name="T72" style:family="text">
      <style:text-properties fo:font-size="14pt" officeooo:rsid="0159d4b8" style:font-size-asian="12.25pt" style:font-size-complex="14pt"/>
    </style:style>
    <style:style style:name="T73" style:family="text">
      <style:text-properties fo:font-size="14pt" officeooo:rsid="01604653" style:font-size-asian="12.25pt" style:font-size-complex="14pt"/>
    </style:style>
    <style:style style:name="T74" style:family="text">
      <style:text-properties fo:font-size="14pt" officeooo:rsid="0164df4e" style:font-size-asian="12.25pt" style:font-size-complex="14pt"/>
    </style:style>
    <style:style style:name="T75" style:family="text">
      <style:text-properties officeooo:rsid="00b6c3e7"/>
    </style:style>
    <style:style style:name="T76" style:family="text">
      <style:text-properties officeooo:rsid="00b6d15c"/>
    </style:style>
    <style:style style:name="T77" style:family="text">
      <style:text-properties officeooo:rsid="00b8e6e8"/>
    </style:style>
    <style:style style:name="T78" style:family="text">
      <style:text-properties officeooo:rsid="003a3488"/>
    </style:style>
    <style:style style:name="T79" style:family="text">
      <style:text-properties officeooo:rsid="00b994c8"/>
    </style:style>
    <style:style style:name="T80" style:family="text">
      <style:text-properties officeooo:rsid="0037faaf"/>
    </style:style>
    <style:style style:name="T81" style:family="text">
      <style:text-properties officeooo:rsid="00bc886d"/>
    </style:style>
    <style:style style:name="T82" style:family="text">
      <style:text-properties officeooo:rsid="00bdad00"/>
    </style:style>
    <style:style style:name="T83" style:family="text">
      <style:text-properties officeooo:rsid="00bdd033"/>
    </style:style>
    <style:style style:name="T84" style:family="text">
      <style:text-properties officeooo:rsid="00c270d0"/>
    </style:style>
    <style:style style:name="T85" style:family="text">
      <style:text-properties officeooo:rsid="00ce0aa8"/>
    </style:style>
    <style:style style:name="T86" style:family="text">
      <style:text-properties fo:color="#000000" style:font-name="Liberation Serif" fo:font-weight="normal" officeooo:rsid="003a3488" style:font-weight-asian="normal" style:font-weight-complex="normal"/>
    </style:style>
    <style:style style:name="T87" style:family="text">
      <style:text-properties fo:color="#000000" officeooo:rsid="003a3488"/>
    </style:style>
    <style:style style:name="T88" style:family="text">
      <style:text-properties officeooo:rsid="00d33551"/>
    </style:style>
    <style:style style:name="T89" style:family="text">
      <style:text-properties officeooo:rsid="00d6f7c0"/>
    </style:style>
    <style:style style:name="T90" style:family="text">
      <style:text-properties officeooo:rsid="00db9ea7"/>
    </style:style>
    <style:style style:name="T91" style:family="text">
      <style:text-properties officeooo:rsid="00e4dcb9"/>
    </style:style>
    <style:style style:name="T92" style:family="text">
      <style:text-properties officeooo:rsid="00e53e96"/>
    </style:style>
    <style:style style:name="T93" style:family="text">
      <style:text-properties officeooo:rsid="00e6ea4c"/>
    </style:style>
    <style:style style:name="T94" style:family="text">
      <style:text-properties officeooo:rsid="00e89b12"/>
    </style:style>
    <style:style style:name="T95" style:family="text">
      <style:text-properties officeooo:rsid="007b4c94"/>
    </style:style>
    <style:style style:name="T96" style:family="text">
      <style:text-properties officeooo:rsid="00ebb7d0"/>
    </style:style>
    <style:style style:name="T97" style:family="text">
      <style:text-properties officeooo:rsid="00f09675"/>
    </style:style>
    <style:style style:name="T98" style:family="text">
      <style:text-properties officeooo:rsid="00f52550"/>
    </style:style>
    <style:style style:name="T99" style:family="text">
      <style:text-properties officeooo:rsid="00f576db"/>
    </style:style>
    <style:style style:name="T100" style:family="text">
      <style:text-properties officeooo:rsid="00f7672a"/>
    </style:style>
    <style:style style:name="T101" style:family="text">
      <style:text-properties officeooo:rsid="00fd0514"/>
    </style:style>
    <style:style style:name="T102" style:family="text">
      <style:text-properties officeooo:rsid="0103fcd2"/>
    </style:style>
    <style:style style:name="T103" style:family="text">
      <style:text-properties officeooo:rsid="0104becd"/>
    </style:style>
    <style:style style:name="T104" style:family="text">
      <style:text-properties officeooo:rsid="01065dba"/>
    </style:style>
    <style:style style:name="T105" style:family="text">
      <style:text-properties officeooo:rsid="010e54e4"/>
    </style:style>
    <style:style style:name="T106" style:family="text">
      <style:text-properties officeooo:rsid="0117ceb2"/>
    </style:style>
    <style:style style:name="T107" style:family="text">
      <style:text-properties officeooo:rsid="011ba860"/>
    </style:style>
    <style:style style:name="T108" style:family="text">
      <style:text-properties officeooo:rsid="01218c90"/>
    </style:style>
    <style:style style:name="T109" style:family="text">
      <style:text-properties officeooo:rsid="0124d4c1"/>
    </style:style>
    <style:style style:name="T110" style:family="text">
      <style:text-properties officeooo:rsid="01251b77"/>
    </style:style>
    <style:style style:name="T111" style:family="text">
      <style:text-properties officeooo:rsid="013d8bd2"/>
    </style:style>
    <style:style style:name="T112" style:family="text">
      <style:text-properties officeooo:rsid="013dbcf6"/>
    </style:style>
    <style:style style:name="T113" style:family="text">
      <style:text-properties officeooo:rsid="013dd2ea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officeooo:rsid="013e4d90" style:font-weight-asian="bold" style:font-weight-complex="bold"/>
    </style:style>
    <style:style style:name="T116" style:family="text">
      <style:text-properties officeooo:rsid="0143613f"/>
    </style:style>
    <style:style style:name="T117" style:family="text">
      <style:text-properties officeooo:rsid="01483f91"/>
    </style:style>
    <style:style style:name="T118" style:family="text">
      <style:text-properties officeooo:rsid="01522899"/>
    </style:style>
    <style:style style:name="T119" style:family="text">
      <style:text-properties officeooo:rsid="015b2d6b"/>
    </style:style>
    <style:style style:name="T120" style:family="text">
      <style:text-properties officeooo:rsid="015b4830"/>
    </style:style>
    <style:style style:name="T121" style:family="text">
      <style:text-properties officeooo:rsid="015b942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FAKULTA MATEMATIKY, FYZIKY A INFORMATIKY</text:p>
      <text:p text:style-name="P5">UNIVERZITA KOMENSKÉHO V BRATISLAV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Katalóg požiadaviek pre</text:p>
      <text:p text:style-name="P8">Anotátor pomenovaných entít</text:p>
      <text:p text:style-name="P9">(APE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70"/>
      <text:p text:style-name="P10">Alexander Szendy</text:p>
      <text:p text:style-name="P12">Juraj Kočan</text:p>
      <text:p text:style-name="P10">Marián Glatzner</text:p>
      <text:p text:style-name="P11">Michal Klein</text:p>
      <text:p text:style-name="P13"><text:span text:style-name="T19">201</text:span><text:span text:style-name="T20">6/</text:span><text:span text:style-name="T21">2017</text:span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25"><text:a xlink:type="simple" xlink:href="#__RefHeading___Toc533_539331971" text:style-name="Index_20_Link" text:visited-style-name="Index_20_Link">1 Úvod<text:tab/>3</text:a></text:p>
          <text:p text:style-name="P26"><text:a xlink:type="simple" xlink:href="#__RefHeading___Toc479_539331971" text:style-name="Index_20_Link" text:visited-style-name="Index_20_Link"><text:s/>1.1 Ciele dokumentu<text:tab/>3</text:a></text:p>
          <text:p text:style-name="P26"><text:a xlink:type="simple" xlink:href="#__RefHeading___Toc481_539331971" text:style-name="Index_20_Link" text:visited-style-name="Index_20_Link"><text:s/>1.2 Rozsah projektu<text:tab/>3</text:a></text:p>
          <text:p text:style-name="P26"><text:a xlink:type="simple" xlink:href="#__RefHeading___Toc483_539331971" text:style-name="Index_20_Link" text:visited-style-name="Index_20_Link"><text:s/>1.3 Definície, skratky<text:tab/>3</text:a></text:p>
          <text:p text:style-name="P26"><text:a xlink:type="simple" xlink:href="#__RefHeading___Toc485_539331971" text:style-name="Index_20_Link" text:visited-style-name="Index_20_Link"><text:s/>1.4 Odkazy<text:tab/>3</text:a></text:p>
          <text:p text:style-name="P26"><text:a xlink:type="simple" xlink:href="#__RefHeading___Toc487_539331971" text:style-name="Index_20_Link" text:visited-style-name="Index_20_Link"><text:s/>1.5 Nasledujúce kapitoly<text:tab/>3</text:a></text:p>
          <text:p text:style-name="P25"><text:a xlink:type="simple" xlink:href="#__RefHeading___Toc489_539331971" text:style-name="Index_20_Link" text:visited-style-name="Index_20_Link">2 Všeobecný popis<text:tab/>4</text:a></text:p>
          <text:p text:style-name="P26"><text:a xlink:type="simple" xlink:href="#__RefHeading___Toc491_539331971" text:style-name="Index_20_Link" text:visited-style-name="Index_20_Link"><text:s/>2.1 Perspektíva projektu<text:tab/>4</text:a></text:p>
          <text:p text:style-name="P26"><text:a xlink:type="simple" xlink:href="#__RefHeading___Toc493_539331971" text:style-name="Index_20_Link" text:visited-style-name="Index_20_Link"><text:s/>2.2 Funkcie projektu<text:tab/>4</text:a></text:p>
          <text:p text:style-name="P26"><text:a xlink:type="simple" xlink:href="#__RefHeading___Toc495_539331971" text:style-name="Index_20_Link" text:visited-style-name="Index_20_Link"><text:s/>2.3 Charakteristika používateľov<text:tab/>4</text:a></text:p>
          <text:p text:style-name="P26"><text:a xlink:type="simple" xlink:href="#__RefHeading___Toc497_539331971" text:style-name="Index_20_Link" text:visited-style-name="Index_20_Link"><text:s/>2.4 Všeobecné obmedzenia<text:tab/>5</text:a></text:p>
          <text:p text:style-name="P25"><text:a xlink:type="simple" xlink:href="#__RefHeading___Toc501_539331971" text:style-name="Index_20_Link" text:visited-style-name="Index_20_Link">3 Špecifické požiadavky<text:tab/>5</text:a></text:p>
          <text:p text:style-name="P26"><text:a xlink:type="simple" xlink:href="#__RefHeading___Toc811_1365372613" text:style-name="Index_20_Link" text:visited-style-name="Index_20_Link"><text:s/>3.1 Registrácia a prihlasovanie<text:tab/>5</text:a></text:p>
          <text:p text:style-name="P26"><text:a xlink:type="simple" xlink:href="#__RefHeading___Toc813_1365372613" text:style-name="Index_20_Link" text:visited-style-name="Index_20_Link"><text:s/>3.2 Používatelia<text:tab/>5</text:a></text:p>
          <text:p text:style-name="P26"><text:a xlink:type="simple" xlink:href="#__RefHeading___Toc815_1365372613" text:style-name="Index_20_Link" text:visited-style-name="Index_20_Link"><text:s/>3.3 Anotovaný dokument<text:tab/>5</text:a></text:p>
          <text:p text:style-name="P26"><text:a xlink:type="simple" xlink:href="#__RefHeading___Toc507_539331971" text:style-name="Index_20_Link" text:visited-style-name="Index_20_Link"><text:s/>3.4 Skupiny<text:tab/>5</text:a></text:p>
          <text:p text:style-name="P26"><text:a xlink:type="simple" xlink:href="#__RefHeading___Toc509_539331971" text:style-name="Index_20_Link" text:visited-style-name="Index_20_Link"><text:s/>3.5 Anotácie<text:tab/>6</text:a></text:p>
          <text:p text:style-name="P26"><text:a xlink:type="simple" xlink:href="#__RefHeading___Toc817_1365372613" text:style-name="Index_20_Link" text:visited-style-name="Index_20_Link"><text:s/>3.6 Zobrazovanie anotácií<text:tab/>6</text:a></text:p>
          <text:p text:style-name="P26"><text:a xlink:type="simple" xlink:href="#__RefHeading___Toc819_1365372613" text:style-name="Index_20_Link" text:visited-style-name="Index_20_Link"><text:s/>3.7 Komentáre<text:tab/>7</text:a></text:p>
          <text:p text:style-name="P26"><text:a xlink:type="simple" xlink:href="#__RefHeading___Toc821_1365372613" text:style-name="Index_20_Link" text:visited-style-name="Index_20_Link"><text:s/>3.8 Hľadanie v texte<text:tab/>7</text:a></text:p>
          <text:p text:style-name="P26"><text:a xlink:type="simple" xlink:href="#__RefHeading___Toc511_539331971" text:style-name="Index_20_Link" text:visited-style-name="Index_20_Link"><text:s/>3.9 Export<text:tab/>7</text:a></text:p>
          <text:p text:style-name="P26"><text:a xlink:type="simple" xlink:href="#__RefHeading___Toc823_1365372613" text:style-name="Index_20_Link" text:visited-style-name="Index_20_Link"><text:s/>3.10 Aktivita v dokumente<text:tab/>8</text:a></text:p>
        </text:index-body>
      </text:table-of-content>
      <text:h text:style-name="P84" text:outline-level="1" text:is-list-header="true"/>
      <text:h text:style-name="P84" text:outline-level="1" text:is-list-header="true"/>
      <text:p text:style-name="_33_rdpage"/>
      <text:p text:style-name="P14"/>
      <text:p text:style-name="_33_rdpage"/>
      <text:p text:style-name="P14"/>
      <text:p text:style-name="P15"/>
      <text:h text:style-name="P85" text:outline-level="1"><text:bookmark-start text:name="__RefHeading___Toc533_539331971"/><text:soft-page-break/>Úvod<text:bookmark-end text:name="__RefHeading___Toc533_539331971"/></text:h>
      <text:h text:style-name="Heading_20_2" text:outline-level="2"><text:bookmark-start text:name="__RefHeading___Toc479_539331971"/>Ciele dokumentu<text:bookmark-end text:name="__RefHeading___Toc479_539331971"/></text:h>
      <text:list xml:id="list7921755927024793140" text:style-name="L1">
        <text:list-item>
          <text:list>
            <text:list-header>
              <text:p text:style-name="P28">Cieľom tohto dokumentu je čo najbližšie <text:span text:style-name="T29">popísať</text:span> <text:span text:style-name="T29">požiadavky </text:span>zad<text:span text:style-name="T29">ávateľa</text:span> projek<text:span text:style-name="T29">tu</text:span> <text:span text:style-name="T29">bez bližšieho určenia technickej špecifikácie ako bude projekt APE</text:span></text:p>
              <text:p text:style-name="P29">implementovaný. Slúži ako zoznam funkcií, ktoré hotový produkt musí spĺňať a na základe ktorých bude aj vyhodnotený. <text:span text:style-name="T58">Dokument je určený najmä pre ľuďí, ktorí budú tento projekt implementovať.</text:span></text:p>
            </text:list-header>
          </text:list>
        </text:list-item>
      </text:list>
      <text:h text:style-name="Heading_20_2" text:outline-level="2"><text:bookmark-start text:name="__RefHeading___Toc481_539331971"/>Rozsah projektu<text:bookmark-end text:name="__RefHeading___Toc481_539331971"/></text:h>
      <text:list xml:id="list210301066412715" text:continue-numbering="true" text:style-name="L1">
        <text:list-item>
          <text:list>
            <text:list-header>
              <text:p text:style-name="P31"><text:span text:style-name="T1">N</text:span><text:span text:style-name="T2">ašou úlohou je vytvoriť kolaboratívny textový editor pre jednoduchý text, v ktorom budú môcť viacerí používatelia spoločne </text:span><text:span text:style-name="T3">anotova</text:span><text:span text:style-name="T2">ť jeden a ten istý dokument v reálnom čase </text:span><text:span text:style-name="T7">naraz</text:span><text:span text:style-name="T2"> – </text:span><text:span text:style-name="T6">z</text:span><text:span text:style-name="T3">meny vykonané jedným používateľom sa budú zobrazovať aj ostatným užívateľom.</text:span></text:p>
            </text:list-header>
          </text:list>
        </text:list-item>
      </text:list>
      <text:h text:style-name="Heading_20_2" text:outline-level="2"><text:bookmark-start text:name="__RefHeading___Toc483_539331971"/>Definície, skratky<text:bookmark-end text:name="__RefHeading___Toc483_539331971"/></text:h>
      <text:list xml:id="list8587884658243240275" text:style-name="L2">
        <text:list-item>
          <text:list>
            <text:list-item>
              <text:p text:style-name="P35">Skupina – <text:span text:style-name="T94">ľ</text:span>u<text:span text:style-name="T94">dia</text:span>, ktor<text:span text:style-name="T56">í</text:span> <text:span text:style-name="T53">spoločne anotujú</text:span> <text:span text:style-name="T48">nejak</text:span>ý dokument</text:p>
            </text:list-item>
            <text:list-item>
              <text:p text:style-name="P36">Anotácia – časť textu, ktorá bude <text:span text:style-name="T92">vyznačená</text:span></text:p>
            </text:list-item>
            <text:list-item>
              <text:p text:style-name="P36">Typ/<text:span text:style-name="T60">kategória</text:span> anotácie – každá anotácia má určitý typ (mesto, osobu, <text:span text:style-name="T93">štát, čas,</text:span> ...)</text:p>
            </text:list-item>
            <text:list-item>
              <text:p text:style-name="P37">NE – <text:span text:style-name="T47">named entity, </text:span>pomenovaná entita, <text:span text:style-name="T59">zvyčajne ide o konkrétnu osobu, čas, mesto, organizáciu, ...</text:span></text:p>
            </text:list-item>
            <text:list-item>
              <text:p text:style-name="P37">UI – umelá inteligencia</text:p>
            </text:list-item>
          </text:list>
        </text:list-item>
      </text:list>
      <text:h text:style-name="Heading_20_2" text:outline-level="2"><text:bookmark-start text:name="__RefHeading___Toc485_539331971"/>Odkazy<text:bookmark-end text:name="__RefHeading___Toc485_539331971"/></text:h>
      <text:list xml:id="list210302541231625" text:continue-list="list210301066412715" text:style-name="L1">
        <text:list-item>
          <text:list>
            <text:list-header>
              <text:p text:style-name="P71">Nasledujú odkazy na podobný<text:span text:style-name="T37"> softvér:</text:span></text:p>
            </text:list-header>
            <text:list-item>
              <text:p text:style-name="P75"><text:a xlink:type="simple" xlink:href="https://gate.ac.uk/" text:style-name="Internet_20_link" text:visited-style-name="Visited_20_Internet_20_Link">https://gate.ac.uk/</text:a></text:p>
            </text:list-item>
            <text:list-item>
              <text:p text:style-name="P76"><text:a xlink:type="simple" xlink:href="http://brat.nlplab.org/index.html" text:style-name="Internet_20_link" text:visited-style-name="Visited_20_Internet_20_Link">http://brat.nlplab.org/index.html</text:a></text:p>
            </text:list-item>
          </text:list>
        </text:list-item>
      </text:list>
      <text:list xml:id="list5156684497232268090" text:style-name="L3">
        <text:list-item>
          <text:list>
            <text:list-header>
              <text:p text:style-name="P72">Príklad textu, ktorý sa bude môcť anotovať:</text:p>
            </text:list-header>
          </text:list>
        </text:list-item>
      </text:list>
      <text:list xml:id="list3714584596859621795" text:style-name="L4">
        <text:list-item>
          <text:list>
            <text:list-item>
              <text:p text:style-name="P77"><text:a xlink:type="simple" xlink:href="http://sagadb.org/egils_saga.en" text:style-name="Internet_20_link" text:visited-style-name="Visited_20_Internet_20_Link"><text:span text:style-name="T18">http://sagadb.org/egils_saga.en</text:span></text:a></text:p>
            </text:list-item>
          </text:list>
        </text:list-item>
      </text:list>
      <text:h text:style-name="P92" text:outline-level="2"><text:bookmark-start text:name="__RefHeading___Toc487_539331971"/>Nasledujúce kapitoly<text:bookmark-end text:name="__RefHeading___Toc487_539331971"/></text:h>
      <text:list xml:id="list210302662564310" text:continue-list="list210302541231625" text:style-name="L1">
        <text:list-item>
          <text:list>
            <text:list-header>
              <text:p text:style-name="P39">V nasledujúcich kapitolách b<text:span text:style-name="T30">ližšie špecifikujeme </text:span>funkcie<text:span text:style-name="T30"> nášho systému, ako export dokumentov, prístupové práva pre používateľov a skupiny.</text:span></text:p>
            </text:list-header>
          </text:list>
        </text:list-item>
      </text:list>
      <text:h text:style-name="Heading_20_1" text:outline-level="1"><text:bookmark-start text:name="__RefHeading___Toc489_539331971"/><text:soft-page-break/>Všeobecný popis<text:bookmark-end text:name="__RefHeading___Toc489_539331971"/></text:h>
      <text:h text:style-name="Heading_20_2" text:outline-level="2"><text:bookmark-start text:name="__RefHeading___Toc491_539331971"/>Perspektíva projektu<text:bookmark-end text:name="__RefHeading___Toc491_539331971"/></text:h>
      <text:list xml:id="list8448271477186440331" text:style-name="L5">
        <text:list-item>
          <text:list>
            <text:list-header>
              <text:p text:style-name="P40"><text:span text:style-name="T46">APE</text:span> bude mať <text:span text:style-name="T38">využitie najmä v oblastiach UI, kde je často nevyhnutné program najskôr niečo naučiť – zvyčajne od človeka, ktorý rieši ten istý problém (v našom prípade ide o tzv. named entity recognition – či dané slovo</text:span><text:span text:style-name="T39">/</text:span><text:span text:style-name="T40">slová sú NE a </text:span><text:span text:style-name="T41">ak áno,</text:span><text:span text:style-name="T40"> </text:span><text:span text:style-name="T42">treba správn</text:span><text:span text:style-name="T43">e urči</text:span><text:span text:style-name="T44">ť </text:span><text:span text:style-name="T45">kategóriu</text:span><text:span text:style-name="T38">).</text:span></text:p>
              <text:p text:style-name="P38">Keďže pôjde o kolaboratívny editor zobrazujúci zmeny v reálnom čase, anotáciu objemnejších textových dokumentov bude možné rozdeliť medzi viacero ľuďí, čím sa zní<text:span text:style-name="T57">ž</text:span>i časová aj pracovná vyťaženosť človeka.</text:p>
            </text:list-header>
          </text:list>
        </text:list-item>
      </text:list>
      <text:h text:style-name="Heading_20_2" text:outline-level="2"><text:bookmark-start text:name="__RefHeading___Toc493_539331971"/>Funkcie projektu<text:bookmark-end text:name="__RefHeading___Toc493_539331971"/></text:h>
      <text:list xml:id="list6796017276212921327" text:style-name="L6">
        <text:list-item>
          <text:list>
            <text:list-header>
              <text:p text:style-name="P41">Aplikácia bude rozdelená na dve časti: server a klient. Server bude slúžiť na spravovanie <text:span text:style-name="T75">informácií týkajúcich sa skupín</text:span> a šírenie komunikácie medzi používateľmi, zatiaľčo primárna funkcia klienta (s grafickým rozhraním) bude samotná anotácia dokumentu a zobrazovanie zmien pri anotácii.</text:p>
              <text:p text:style-name="P42"><text:span text:style-name="T30">Podrobnejšie</text:span> informácie sú uvedené v špecifických požiadavkách <text:span text:style-name="T95">[3]</text:span>.</text:p>
            </text:list-header>
          </text:list>
        </text:list-item>
      </text:list>
      <text:h text:style-name="Heading_20_2" text:outline-level="2"><text:bookmark-start text:name="__RefHeading___Toc495_539331971"/>Charakteristika použ<text:span text:style-name="T38">í</text:span>vateľov<text:bookmark-end text:name="__RefHeading___Toc495_539331971"/></text:h>
      <text:list xml:id="list8531615834202789043" text:style-name="L7">
        <text:list-item>
          <text:list>
            <text:list-header>
              <text:p text:style-name="P43">Používateľov delíme na dva typy:</text:p>
            </text:list-header>
          </text:list>
        </text:list-item>
      </text:list>
      <text:list xml:id="list6041628695797241599" text:style-name="L8">
        <text:list-item>
          <text:list>
            <text:list-item>
              <text:list>
                <text:list-item>
                  <text:list>
                    <text:list-item>
                      <text:p text:style-name="P46">správca</text:p>
                    </text:list-item>
                    <text:list-item>
                      <text:p text:style-name="P44">normálny používateľ (ďalej len používateľ<text:span text:style-name="T78">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37560024471563454" text:style-name="L9">
        <text:list-item>
          <text:list>
            <text:list-header>
              <text:p text:style-name="P45">Správca slúži <text:span text:style-name="T82">len na</text:span> inštaláciu servera a jeho <text:span text:style-name="T83">nasledovné spravovanie, nemá funkcie ako obyčajný používateľ. Používateľ sa pripája na server cez klienta a jeho cieľom je anotovanie.</text:span></text:p>
            </text:list-header>
          </text:list>
        </text:list-item>
      </text:list>
      <text:list xml:id="list8937011861305712969" text:style-name="L10">
        <text:list-item>
          <text:list>
            <text:list-header>
              <text:p text:style-name="P47">Práva používateľa sú určené podľa momentálne aktívnej skupiny. Každý používaťeľ má najviac 1 aktívnu skupinu. <text:span text:style-name="T80">Rozlišujeme medzi 3 základnými právami (možno ich kombinovať):</text:span></text:p>
              <text:list>
                <text:list-item>
                  <text:list>
                    <text:list-item>
                      <text:p text:style-name="P32"><text:span text:style-name="T4">anota</text:span><text:span text:style-name="T5">čné</text:span><text:span text:style-name="T4"> – umožňuje pridávať anotácie </text:span></text:p>
                    </text:list-item>
                  </text:list>
                </text:list-item>
              </text:list>
            </text:list-header>
          </text:list>
        </text:list-item>
      </text:list>
      <text:list xml:id="list5515051747708436704" text:style-name="L11">
        <text:list-item>
          <text:list>
            <text:list-item>
              <text:list>
                <text:list-item>
                  <text:list>
                    <text:list-item>
                      <text:p text:style-name="P48">reanota<text:span text:style-name="T34">čné</text:span> – umožňuje preanotovať <text:span text:style-name="T118">(</text:span>meniť a mazať<text:span text:style-name="T80">)</text:span> anotácie iných <text:span text:style-name="T96">a komentovať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0301885283529" text:continue-list="list8937011861305712969" text:style-name="L10">
        <text:list-item>
          <text:list>
            <text:list-item>
              <text:list>
                <text:list-item>
                  <text:list>
                    <text:list-item>
                      <text:p text:style-name="P49">edit<text:span text:style-name="T54">ačné</text:span> – <text:span text:style-name="T33">umožňuje pridávať/meniť/mazať typy a podtypy anotácií v danej skupine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23750917487780150" text:style-name="L12">
        <text:list-item>
          <text:list>
            <text:list-item>
              <text:list>
                <text:list-item>
                  <text:list>
                    <text:list-header>
                      <text:p text:style-name="P79">Administrátor skupiny má všetky horeuvedené práva a takisto môže meniť štruktúru skupiny (pridať/meniť/odobrať: užívateľa alebo ich práva, heslo skupiny, názov, default práva)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497_539331971"/><text:soft-page-break/>Všeobecné obmedzenia<text:bookmark-end text:name="__RefHeading___Toc497_539331971"/></text:h>
      <text:list xml:id="list6784482190229944352" text:style-name="L13">
        <text:list-item>
          <text:list>
            <text:list-header>
              <text:p text:style-name="P34"><text:span text:style-name="T16">Anotovať bude možné len jednoduché textové dokumenty. </text:span><text:span text:style-name="T17">Dokumenty budú môcť mať rozličné konce riadkov ako aj kódovania (minimálne akceptované budú UTF-8 a ASCII).</text:span></text:p>
            </text:list-header>
          </text:list>
        </text:list-item>
      </text:list>
      <text:h text:style-name="P86" text:outline-level="1"><text:bookmark-start text:name="__RefHeading___Toc501_539331971"/>Špecifické požiadavky<text:bookmark-end text:name="__RefHeading___Toc501_539331971"/></text:h>
      <text:h text:style-name="P87" text:outline-level="2"><text:bookmark-start text:name="__RefHeading___Toc811_1365372613"/>Registrácia a prihlasovanie<text:bookmark-end text:name="__RefHeading___Toc811_1365372613"/></text:h>
      <text:p text:style-name="P16">Po spustení aplikácie sa používatelia budú môcť <text:span text:style-name="T76">za</text:span>registrovať<text:span text:style-name="T31">. Ak je používateľ už zaregistrovaný, tak pomocou prihlasovacieho mena a hesla sa bude môcť pripojiť na server. Používateľ si bude môcť určiť, či sa hneď po spustení aplikácie chce pripojiť na server na základe konfiguračného súboru.</text:span></text:p>
      <text:h text:style-name="P88" text:outline-level="2"><text:bookmark-start text:name="__RefHeading___Toc813_1365372613"/>Používate<text:span text:style-name="T52">lia</text:span><text:bookmark-end text:name="__RefHeading___Toc813_1365372613"/></text:h>
      <text:list xml:id="list2532979318763318389" text:style-name="L14">
        <text:list-item>
          <text:list>
            <text:list-header>
              <text:p text:style-name="P50">Všetko <text:span text:style-name="T102">dôležité </text:span>ohľadom používateľov je spomenuté v [2.3].</text:p>
            </text:list-header>
          </text:list>
        </text:list-item>
      </text:list>
      <text:h text:style-name="P89" text:outline-level="2"><text:bookmark-start text:name="__RefHeading___Toc815_1365372613"/>Anotovaný dokument<text:bookmark-end text:name="__RefHeading___Toc815_1365372613"/></text:h>
      <text:p text:style-name="P19"><text:span text:style-name="T112">Dokumenty na <text:s/>vstupe budú zväčša články z časopisov.</text:span>Dokument sa viaže ku skupine vždy <text:span text:style-name="T89">v</text:span> pomere 1:1 – jedna skupina anotuje <text:span text:style-name="T97">práve</text:span> jeden dokument. <text:span text:style-name="T79">Dokument uploaduje pri tvorbe skupiny jej tvorca a pre danú skupinu je nemenný – skupina nemôže zmeniť anotovaný dokument. Dlhé texty sa budú dať aj scrollovať a rozsiahle dokumenty budú rozdelené(podľa počtu viet</text:span><text:span text:style-name="T26">)</text:span><text:span text:style-name="T79"> na viacero častí/stránok medzi ktorými bude možné listovať. Zmeny (anotácie</text:span><text:span text:style-name="T26">) </text:span><text:span text:style-name="T27">vykonané používateľom sú okamžite uložené a zobrazené aj iným používateľom v skupine. Obsah dokumentu nemožno upravovať iným spôsobom ako </text:span><text:span text:style-name="T28">anotovaním a komentovaním.</text:span></text:p>
      <text:h text:style-name="P90" text:outline-level="2"><text:bookmark-start text:name="__RefHeading___Toc507_539331971"/>Skupiny<text:bookmark-end text:name="__RefHeading___Toc507_539331971"/></text:h>
      <text:list xml:id="list210301833974563" text:continue-list="list210302662564310" text:style-name="L1">
        <text:list-item>
          <text:list>
            <text:list-header>
              <text:p text:style-name="P73">Zakladateľ s<text:span text:style-name="T49">kupiny</text:span> (admin<text:span text:style-name="T32">)</text:span> môže pri jej tvorbe zvoliť nasledovné položky:</text:p>
              <text:list>
                <text:list-item>
                  <text:list>
                    <text:list-item>
                      <text:p text:style-name="P73">názov s<text:span text:style-name="T49">kupiny</text:span></text:p>
                    </text:list-item>
                    <text:list-item>
                      <text:p text:style-name="P73">dokument, ktorý bude skupina anotovať</text:p>
                    </text:list-item>
                    <text:list-item>
                      <text:p text:style-name="P74">zoznam <text:span text:style-name="T50">po</text:span>užívateľov <text:span text:style-name="T50">v </text:span>s<text:span text:style-name="T49">kupine</text:span> aj s ich <text:span text:style-name="T50">prístupovými </text:span>právami</text:p>
                    </text:list-item>
                    <text:list-item>
                      <text:p text:style-name="P74"><text:span text:style-name="T51">default</text:span> práva </text:p>
                    </text:list-item>
                    <text:list-item>
                      <text:p text:style-name="P51">heslo <text:span text:style-name="T35">pre vstup do skupiny</text:span> (optional)</text:p>
                    </text:list-item>
                  </text:list>
                </text:list-item>
              </text:list>
            </text:list-header>
          </text:list>
        </text:list-item>
      </text:list>
      <text:list xml:id="list1422403131161961270" text:style-name="L15">
        <text:list-item>
          <text:list>
            <text:list-header>
              <text:p text:style-name="P30"><text:span text:style-name="T22">Default práva, ak </text:span><text:span text:style-name="T25">sú d</text:span><text:span text:style-name="T24">ané,</text:span><text:span text:style-name="T22"> sa nastavia používateľovi, ktorý sa chce pri</text:span><text:span text:style-name="T24">poji</text:span><text:span text:style-name="T22">ť do skupiny, do ktorej zoznamu však nepatrí.</text:span><text:span text:style-name="T23"> </text:span><text:span text:style-name="T24">Ak default práva nie sú zadané, do skupiny so môžu pripojiť len ľudia v jej zozname.</text:span></text:p>
              <text:p text:style-name="P33"><text:soft-page-break/><text:span text:style-name="T12">Po prihlásení na server si používateľ môže zvoliť svoju aktuálnu skupin</text:span><text:span text:style-name="T10">u</text:span><text:span text:style-name="T12"> zo zoznamu všetkých skupín alebo vytvoriť vlastnú. Používateľ má možnosť sa </text:span><text:span text:style-name="T10">od</text:span><text:span text:style-name="T12"> skupiny aj odpojiť alebo sa prepnúť do inej, ktorá sa stane jeho aktívnou. Aktívna skupina je </text:span><text:span text:style-name="T13">vždy </text:span><text:span text:style-name="T12">maximálne jedna. </text:span><text:span text:style-name="T8">S</text:span><text:span text:style-name="T9">kupiny može vytvárať ľubovolný prihlásený </text:span><text:span text:style-name="T14">po</text:span><text:span text:style-name="T9">užívateľ </text:span><text:span text:style-name="T10">a</text:span><text:span text:style-name="T9"> p</text:span><text:span text:style-name="T10">o</text:span><text:span text:style-name="T9"> </text:span><text:span text:style-name="T15">jej </text:span><text:span text:style-name="T9">vytvorení sa automaticky stáva jej administrátorom. </text:span><text:span text:style-name="T11">Skupina má vždy práve jedného administrátora a ten je nemenný.</text:span></text:p>
            </text:list-header>
          </text:list>
        </text:list-item>
      </text:list>
      <text:h text:style-name="Heading_20_2" text:outline-level="2"><text:bookmark-start text:name="__RefHeading___Toc509_539331971"/>Anotácie<text:bookmark-end text:name="__RefHeading___Toc509_539331971"/></text:h>
      <text:list xml:id="list2096973914795134737" text:style-name="L16">
        <text:list-item>
          <text:list>
            <text:list-header>
              <text:p text:style-name="P52">Každ<text:span text:style-name="T104">á anotácia má nasledovné atribúty:</text:span></text:p>
            </text:list-header>
          </text:list>
        </text:list-item>
      </text:list>
      <text:list xml:id="list4900703587945957344" text:style-name="L17">
        <text:list-item>
          <text:list>
            <text:list-item>
              <text:list>
                <text:list-item>
                  <text:list>
                    <text:list-item>
                      <text:p text:style-name="P53"><text:span text:style-name="T103">typ</text:span> (napr. “osob<text:span text:style-name="T98">a”), </text:span>ktorý ju jednoznačne určuje</text:p>
                    </text:list-item>
                    <text:list-item>
                      <text:p text:style-name="P53">farba, ktorou je text znázornený v editore</text:p>
                    </text:list-item>
                    <text:list-item>
                      <text:p text:style-name="P54">popis</text:p>
                    </text:list-item>
                    <text:list-item>
                      <text:p text:style-name="P53">zoznam podtypov</text:p>
                    </text:list-item>
                  </text:list>
                </text:list-item>
              </text:list>
            </text:list-item>
          </text:list>
        </text:list-item>
      </text:list>
      <text:list xml:id="list4984469971500488791" text:style-name="L18">
        <text:list-item>
          <text:list>
            <text:list-item>
              <text:list>
                <text:list-item>
                  <text:list>
                    <text:list-item>
                      <text:p text:style-name="P55">zoznam odkazov/linky (nie pre referencie<text:span text:style-name="T99">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684039092953529267" text:style-name="L19">
        <text:list-item>
          <text:list>
            <text:list-header>
              <text:p text:style-name="P56">Anotácie v textovom editore <text:span text:style-name="T36">budú</text:span> farebne vyznačené podľa <text:span text:style-name="T55">daného typu/kategórie</text:span>. <text:span text:style-name="T84">Farbu rôznych kategórií si môže užívateľ zmeniť.</text:span> <text:span text:style-name="T99">Používateľ bude môcť rozšíriť informáciu aj o odkazy, ktoré by sa mali týkať danej NE (napr. pre nejakú známu osobnosť by to mohol byť odkaz na wikipédiu).</text:span></text:p>
            </text:list-header>
          </text:list>
        </text:list-item>
      </text:list>
      <text:list xml:id="list1655269803428363731" text:style-name="L20">
        <text:list-item>
          <text:list>
            <text:list-header>
              <text:p text:style-name="P57">Referencia je anotovaný text, ktorý odkazuje na nejakú predošlú anotáciu <text:span text:style-name="T89">(</text:span>napr. <text:span text:style-name="T100">môže to byť z</text:span>ámeno<text:span text:style-name="T61">). Používateľ bude môcť špecifikovať, či daná</text:span> časť textu <text:span text:style-name="T100">je</text:span> referencia a na akú anotáciu sa bude odkaz<text:span text:style-name="T100">uje</text:span> (rodič<text:span text:style-name="T61">)</text:span>. Referencie dedia od rodiča typ anotácie a <text:span text:style-name="T85">ak </text:span>sa rodič zmaže/<text:span text:style-name="T100">zmení</text:span>, zmažú/zmenia sa aj všetky <text:span text:style-name="T100">referencie</text:span>, ktoré naň odkazujú. <text:span text:style-name="T89">Typ referencie bude vždy závisieť na type jej rodiča.</text:span></text:p>
              <text:p text:style-name="P58">Anotácie môžu byť zmenené/zmazané používateľmi na základe ich práv.</text:p>
            </text:list-header>
          </text:list>
        </text:list-item>
      </text:list>
      <text:list xml:id="list2667502524363837650" text:style-name="L21">
        <text:list-item>
          <text:list>
            <text:list-header>
              <text:p text:style-name="P59"><text:span text:style-name="T111">Anotácie sa budú môcť aj prekrývať – prekryv bude nejakým spôsobom rozlíšený (napr. konkrétnou farbou alebo farba prekryvu bude určená zmiešaním farieb jednotlivých prekrývajúcih sa anotácií</text:span><text:span text:style-name="T87">)</text:span><text:span text:style-name="T111">.</text:span></text:p>
            </text:list-header>
          </text:list>
        </text:list-item>
      </text:list>
      <text:h text:style-name="P93" text:outline-level="2"><text:bookmark-start text:name="__RefHeading___Toc817_1365372613"/>Zobrazovanie anotácií<text:bookmark-end text:name="__RefHeading___Toc817_1365372613"/></text:h>
      <text:p text:style-name="P83"><text:span text:style-name="T63">Používateľ si bude môcť určiť, ktoré </text:span><text:span text:style-name="T89">typy </text:span><text:span text:style-name="T63">anotáci</text:span><text:span text:style-name="T89">í</text:span><text:span text:style-name="T63"> sa mu budú </text:span><text:span text:style-name="T88">podfarbo</text:span><text:span text:style-name="T63">vať v texte </text:span><text:span text:style-name="T88">(napr. sa rozhodne, že anotácie typu “osoba” nebudú momentálne vyznačené</text:span><text:span text:style-name="T86">)</text:span><text:span text:style-name="T63">. Táto zmena je len lokálna a dočasná – </text:span><text:span text:style-name="T90">nezobrazuje sa ostatným používateľom v skupine.</text:span></text:p>
      <text:h text:style-name="P93" text:outline-level="2" text:is-list-header="true"><text:soft-page-break/></text:h>
      <text:h text:style-name="P91" text:outline-level="2"><text:bookmark-start text:name="__RefHeading___Toc819_1365372613"/>Komentáre<text:bookmark-end text:name="__RefHeading___Toc819_1365372613"/></text:h>
      <text:p text:style-name="P18"><text:span text:style-name="T64">P</text:span><text:span text:style-name="T62">oužívateľ bude </text:span><text:span text:style-name="T73">môcť </text:span><text:span text:style-name="T70">pri</text:span><text:span text:style-name="T62">dať </text:span><text:span text:style-name="T67">komentár </text:span><text:span text:style-name="T71">do textu</text:span><text:span text:style-name="T67">. </text:span><text:span text:style-name="T71">Po nadídení myšou/stlačením kláves nad okomentovaným texto</text:span><text:span text:style-name="T72">m</text:span><text:span text:style-name="T71"> sa komentár zobrazí používateľovi.</text:span><text:span text:style-name="T67"> </text:span><text:span text:style-name="T68">Komentáre </text:span><text:span text:style-name="T69">môžu byť priamo zmazané len ich autorom.</text:span><text:span text:style-name="T67"> </text:span><text:span text:style-name="T62">Okomentovaný text bude v dokumente nejakým spôsobom </text:span><text:span text:style-name="T66">vizuálne</text:span><text:span text:style-name="T65"> </text:span><text:span text:style-name="T62">rozlíšený.</text:span></text:p>
      <text:h text:style-name="Heading_20_2" text:outline-level="2"><text:bookmark-start text:name="__RefHeading___Toc821_1365372613"/>Hľadanie <text:span text:style-name="T75">v texte</text:span><text:bookmark-end text:name="__RefHeading___Toc821_1365372613"/></text:h>
      <text:p text:style-name="P24">Aplikácia bude umožňovať používateľom hľadať <text:span text:style-name="T91">slová v </text:span>text<text:span text:style-name="T91">e.</text:span></text:p>
      <text:h text:style-name="Heading_20_2" text:outline-level="2"><text:bookmark-start text:name="__RefHeading___Toc511_539331971"/>Export<text:bookmark-end text:name="__RefHeading___Toc511_539331971"/></text:h>
      <text:list xml:id="list4181341761876733253" text:style-name="L22">
        <text:list-item>
          <text:list>
            <text:list-header>
              <text:p text:style-name="P60">Používateľ bude môcť exportovať <text:span text:style-name="T101">dokument svojej aktívnej skupiny</text:span>. <text:span text:style-name="T76">Každý riadok vyexportovaného dokumentu bude mať nasledovný formát: </text:span></text:p>
              <text:list>
                <text:list-item>
                  <text:list>
                    <text:list-item>
                      <text:p text:style-name="P61">číslo riadku/<text:span text:style-name="T117">poradie</text:span> <text:s text:c="3"/>slovo <text:s text:c="4"/>X:Z,...<text:tab/> <text:s text:c="4"/>A-B:…<text:tab/>odkazy</text:p>
                    </text:list-item>
                  </text:list>
                </text:list-item>
              </text:list>
            </text:list-header>
          </text:list>
        </text:list-item>
      </text:list>
      <text:p text:style-name="P20">Kde <text:span text:style-name="T114">X</text:span> bude buď písmeno ‘B’ (begin – označuje začiatok anotácie<text:span text:style-name="T61">) </text:span>alebo ‘I’ (pokračovanie anotácie<text:span text:style-name="T61">) </text:span>prípadne nič, <text:span text:style-name="T115">Z</text:span> <text:span text:style-name="T109">bude zoznam tagov</text:span> <text:span text:style-name="T119">daného </text:span>typ<text:span text:style-name="T109">u</text:span> anotácie (napr. PER pre persons, <text:span text:style-name="T110">tagy si môže meniť používateľ s editačnými právami, viaceré tagy budú oddelené čiarkou).</text:span> <text:span text:style-name="T114">A:B</text:span> je interval &lt;A, B<text:span text:style-name="T61">), </text:span>ktorý určuje riadok slova alebo slov, na ktoré sa referencia vzťahuje, <text:span text:style-name="T116">viacero intervalov je oddelených čiarkou</text:span>. Pri <text:span text:style-name="T107">anotáciách, ktoré nie sú referencie a pri neanotovanom texte je A aj B prázdne. Viaceré intervaly budú oddelené čiarkou. Nasledovať bude zoznam odkazov, pre danú anotáciu (pri viacslovných anotáciách je to vždy v riadku prvého anotovaného slova).</text:span></text:p>
      <text:p text:style-name="P23">Interpunkcia je takisto na samostatnom riadku.</text:p>
      <text:list xml:id="list210302251004528" text:continue-numbering="true" text:style-name="L22">
        <text:list-item>
          <text:list>
            <text:list-header>
              <text:p text:style-name="P63">Nasledujú príklady riadkov exportovaného dokumentu:</text:p>
              <text:list>
                <text:list-item>
                  <text:list>
                    <text:list-item>
                      <text:p text:style-name="P64"><text:span text:style-name="T113">2 <text:tab/>Bratislava</text:span><text:tab/><text:span text:style-name="T106">B:CIT <text:s text:c="3"/>: <text:s text:c="2"/>en.wikipedia.org/wiki/Bratislava</text:span></text:p>
                    </text:list-item>
                  </text:list>
                </text:list-item>
              </text:list>
              <text:p text:style-name="P65">Viacslovný anotovaný text:</text:p>
              <text:list>
                <text:list-item>
                  <text:list>
                    <text:list-item text:start-value="1">
                      <text:p text:style-name="P66"><text:span text:style-name="T113">3</text:span><text:tab/>Barack<text:tab/>B:PER <text:s text:c="2"/>:<text:tab/>en.wikipedia.org/wiki/Barack_Obama</text:p>
                    </text:list-item>
                    <text:list-item>
                      <text:p text:style-name="P67"><text:span text:style-name="T113">5</text:span><text:tab/>Obama<text:tab/>I<text:tab/> <text:s text:c="3"/>:</text:p>
                      <text:p text:style-name="P80">Referenci<text:span text:style-name="T120">a</text:span>:</text:p>
                    </text:list-item>
                  </text:list>
                </text:list-item>
              </text:list>
            </text:list-header>
          </text:list>
        </text:list-item>
      </text:list>
      <text:list xml:id="list6889425226005019492" text:style-name="L23">
        <text:list-item>
          <text:list>
            <text:list-item>
              <text:list>
                <text:list-item>
                  <text:list>
                    <text:list-item>
                      <text:p text:style-name="P78"><text:span text:style-name="T113">7</text:span><text:tab/>He<text:tab/><text:span text:style-name="T106">B:PER</text:span> <text:s text:c="2"/>1-2</text:p>
                    </text:list-item>
                  </text:list>
                </text:list-item>
              </text:list>
            </text:list-item>
          </text:list>
        </text:list-item>
      </text:list>
      <text:p text:style-name="P21">Neanotované slovo:</text:p>
      <text:list xml:id="list2651958577589574096" text:style-name="L24">
        <text:list-item>
          <text:p text:style-name="P62"><text:span text:style-name="T113">11</text:span><text:tab/><text:span text:style-name="T113">foo</text:span><text:tab/>:<text:tab/>:</text:p>
        </text:list-item>
      </text:list>
      <text:p text:style-name="P22">Viackrát anotované <text:span text:style-name="T121">jedno </text:span>slovo:</text:p>
      <text:list xml:id="list8270135696792500446" text:style-name="L25">
        <text:list-item>
          <text:p text:style-name="P68">13<text:tab/>bar<text:tab/>B:NAME1,NAME2<text:tab/>:</text:p>
        </text:list-item>
      </text:list>
      <text:p text:style-name="P69"/>
      <text:list xml:id="list5761482788008233621" text:style-name="L26">
        <text:list-item>
          <text:list>
            <text:list-item>
              <text:list>
                <text:list-item>
                  <text:list>
                    <text:list-header>
                      <text:p text:style-name="P81"><text:soft-page-break/>A nakoniec <text:span text:style-name="T106">referencia odkazujúca na entitu, ktorá je na viacerých miestach:</text:span></text:p>
                    </text:list-header>
                    <text:list-item>
                      <text:p text:style-name="P82"><text:span text:style-name="T113">14</text:span><text:tab/><text:span text:style-name="T106">It</text:span><text:tab/><text:span text:style-name="T106">B:CIT</text:span> <text:s text:c="2"/>1<text:span text:style-name="T106">23-124:2-3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94" text:outline-level="2"><text:bookmark-start text:name="__RefHeading___Toc823_1365372613"/><text:span text:style-name="T81">Aktivita </text:span>v dokumente<text:bookmark-end text:name="__RefHeading___Toc823_1365372613"/></text:h>
      <text:p text:style-name="P17"><text:span text:style-name="T108">Aktivita v skupine</text:span> (<text:span text:style-name="T105">anotovanie textu a rôzne iné zmeny) </text:span>sa všetkým používateľom <text:span text:style-name="T108">budú zobrazovať pomocou logu, kde budú všetky dôležité informácie ako čas zmeny, užívateľ, ktorý danú zmenu vykonal, samotná zmena – komentár, zmazanie, anotácia, ...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8pt" fo:font-weight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fo:font-size="1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_33_rdpage" style:display-name="3rdpage" style:family="paragraph" style:parent-style-name="Text_20_body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2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HTML" style:page-layout-name="Mpm4"/>
    <style:master-page style:name="_33_rdpage" style:display-name="3rdpage" style:page-layout-name="Mpm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40.398105844</meta:creation-date>
    <meta:generator>LibreOffice/5.1.5.2$Linux_x86 LibreOffice_project/10m0$Build-2</meta:generator>
    <dc:date>2016-10-17T21:03:00.519253846</dc:date>
    <meta:editing-duration>PT13H56M34S</meta:editing-duration>
    <meta:editing-cycles>248</meta:editing-cycles>
    <meta:document-statistic meta:table-count="0" meta:image-count="0" meta:object-count="0" meta:page-count="8" meta:paragraph-count="127" meta:word-count="1378" meta:character-count="9259" meta:non-whitespace-character-count="7979"/>
  </office:meta>
</office:document-meta>
</file>